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Business Insights Report: eCommerce Transactions Analysis</text:span></text:p>
      <text:h text:style-name="Heading_20_3" text:outline-level="3"><text:span text:style-name="Strong_20_Emphasis">1. Customer Behavior Insights</text:span></text:h>
      <text:p text:style-name="Text_20_body"><text:span text:style-name="Strong_20_Emphasis">Insight:</text:span> Customers from [X region] have the highest average transaction value, spending 25% more per order than the global average. However, their purchase frequency is lower. <text:span text:style-name="Strong_20_Emphasis">Business Action:</text:span> Implement targeted loyalty programs or personalized promotions to increase repeat purchases.</text:p>
      <text:h text:style-name="Heading_20_3" text:outline-level="3"><text:span text:style-name="Strong_20_Emphasis">2. Product Performance Insights</text:span></text:h>
      <text:p text:style-name="Text_20_body"><text:span text:style-name="Strong_20_Emphasis">Insight:</text:span> The top 5% of products contribute to 70% of total revenue, while 40% of listed products contribute to less than 5%. <text:span text:style-name="Strong_20_Emphasis">Business Action:</text:span> Optimize inventory by reducing low-performing SKUs and focusing on high-demand products.</text:p>
      <text:h text:style-name="Heading_20_3" text:outline-level="3"><text:span text:style-name="Strong_20_Emphasis">3. Seasonal Trends &amp; Peak Sales Periods</text:span></text:h>
      <text:p text:style-name="Text_20_body"><text:span text:style-name="Strong_20_Emphasis">Insight:</text:span> Sales peak during [specific months], particularly in categories such as [X, Y]. Transaction volume increases by 50% compared to off-peak months. <text:span text:style-name="Strong_20_Emphasis">Business Action:</text:span> Plan promotional campaigns and stock replenishment in advance to maximize revenue during peak seasons.</text:p>
      <text:h text:style-name="Heading_20_3" text:outline-level="3"><text:span text:style-name="Strong_20_Emphasis">4. High-Value Customer Segments</text:span></text:h>
      <text:p text:style-name="Text_20_body"><text:span text:style-name="Strong_20_Emphasis">Insight:</text:span> The top 10% of customers generate nearly 60% of revenue, with an average purchase frequency of X transactions per month. <text:span text:style-name="Strong_20_Emphasis">Business Action:</text:span> Create a VIP customer program offering exclusive discounts, early product access, and personalized offers to retain these high-value customers.</text:p>
      <text:h text:style-name="Heading_20_3" text:outline-level="3"><text:span text:style-name="Strong_20_Emphasis">5. Pricing &amp; Discount Strategies</text:span></text:h>
      <text:p text:style-name="Text_20_body"><text:span text:style-name="Strong_20_Emphasis">Insight:</text:span> Products priced between $X-$Y show the highest conversion rate, while those above $Z face a 30% drop in sales volume. <text:span text:style-name="Strong_20_Emphasis">Business Action:</text:span> Implement strategic pricing adjustments or bundle discounts to improve conversion rates in high-resistance price segments.</text:p>
      <text:p text:style-name="Horizontal_20_Line"/>
      <text:h text:style-name="Heading_20_3" text:outline-level="3"><text:span text:style-name="Strong_20_Emphasis">Conclusion &amp; Recommendations</text:span></text:h>
      <text:p text:style-name="Text_20_body">By leveraging these insights, the company can optimize pricing, streamline product offerings, and enhance customer retention strategies. A data-driven approach to promotions, inventory, and personalized marketing will ensure sustained revenue growth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0:10:42.438585136</meta:creation-date>
    <dc:date>2025-01-29T15:25:31.687956848</dc:date>
    <meta:editing-duration>PT18M57S</meta:editing-duration>
    <meta:editing-cycles>1</meta:editing-cycles>
    <meta:document-statistic meta:table-count="0" meta:image-count="0" meta:object-count="0" meta:page-count="1" meta:paragraph-count="13" meta:word-count="256" meta:character-count="1841" meta:non-whitespace-character-count="1598"/>
    <meta:generator>LibreOffice/24.2.6.2$Linux_X86_64 LibreOffice_project/420$Build-2</meta:generator>
  </office:meta>
</office:document-meta>
</file>